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6a14" officeooo:paragraph-rsid="00196a14"/>
    </style:style>
    <style:style style:name="T1" style:family="text">
      <style:text-properties officeooo:rsid="0019858d"/>
    </style:style>
    <style:style style:name="T2" style:family="text">
      <style:text-properties officeooo:rsid="001c3f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2 Non ça ne fonctionne plus<text:line-break/><text:line-break/>: TOS → faire ping -Q et en valeur ce qu'on a accepté.<text:line-break/>Oui c'est bien bx08 la bonne valeur.</text:p>
      <text:p text:style-name="P1"/>
      <text:p text:style-name="P1">Q24 : 1 seul packet Une fois la connexion établie, related established → ça circule librement<text:line-break/><text:line-break/><text:span text:style-name="T1">Q30 filter sur SYN<text:line-break/><text:line-break/>Q32 –set<text:line-break/><text:line-break/>Q34 Temps unix auquel on s'est connecté</text:span> <text:line-break/><text:line-break/><text:span text:style-name="T2">Pour la commande, mettre entre “” le RAW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 Depreux</meta:initial-creator>
    <meta:creation-date>2018-03-16T15:16:34.707614826</meta:creation-date>
    <dc:date>2018-03-16T16:42:36.053191349</dc:date>
    <dc:creator>Remi Depreux</dc:creator>
    <meta:editing-duration>PT10M16S</meta:editing-duration>
    <meta:editing-cycles>1</meta:editing-cycles>
    <meta:document-statistic meta:table-count="0" meta:image-count="0" meta:object-count="0" meta:page-count="1" meta:paragraph-count="2" meta:word-count="63" meta:character-count="330" meta:non-whitespace-character-count="263"/>
    <meta:generator>LibreOffice/5.0.6.2$Linux_X86_64 LibreOffice_project/00$Build-2</meta:generator>
  </office:meta>
</office:document-meta>
</file>